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826cm" svg:y="8.382cm">
          <text:p text:style-name="P1"><text:span text:style-name="T1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xml:id="id2" draw:id="id2" draw:layer="layout" svg:width="3.302cm" svg:height="2.286cm" svg:x="10.16cm" svg:y="4.064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3.302cm" svg:height="2.286cm" svg:x="13.716cm" svg:y="8.128cm">
          <text:p text:style-name="P4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712cm" svg:y1="8.382cm" svg:x2="10.16cm" svg:y2="5.207cm" draw:start-shape="id1" draw:start-glue-point="0" draw:end-shape="id2" draw:end-glue-point="5" svg:d="M6712 8382v-3175h3448" svg:viewBox="0 0 3449 3176">
          <text:p/>
        </draw:connector>
        <draw:connector draw:style-name="gr3" draw:text-style-name="P4" draw:layer="layout" svg:x1="8.598cm" svg:y1="9.17cm" svg:x2="13.716cm" svg:y2="9.271cm" draw:start-shape="id1" draw:start-glue-point="1" draw:end-shape="id3" draw:end-glue-point="5" svg:d="M8598 9170h2568v101h2550" svg:viewBox="0 0 5119 102">
          <text:p/>
        </draw:connector>
        <draw:connector draw:style-name="gr3" draw:text-style-name="P4" draw:layer="layout" svg:x1="17.018cm" svg:y1="9.271cm" svg:x2="19.92cm" svg:y2="5.842cm" draw:start-shape="id3" draw:start-glue-point="7" draw:end-shape="id4" draw:end-glue-point="2" svg:d="M17018 9271h2902v-3429" svg:viewBox="0 0 2903 3430">
          <text:p/>
        </draw:connector>
        <draw:connector draw:style-name="gr3" draw:text-style-name="P4" draw:layer="layout" svg:x1="13.462cm" svg:y1="5.207cm" svg:x2="18.034cm" svg:y2="5.199cm" draw:start-shape="id2" draw:start-glue-point="7" draw:end-shape="id4" draw:end-glue-point="3" svg:d="M13462 5207h2278v-8h2294" svg:viewBox="0 0 4573 9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1-03">1/3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7</meta:editing-cycles>
    <meta:creation-date>2014-12-29T11:24:53</meta:creation-date>
    <dc:date>2015-01-03T18:27:19.883878423</dc:date>
    <meta:editing-duration>PT11M35S</meta:editing-duration>
    <meta:generator>LibreOffice/4.2.7.2$Linux_x86 LibreOffice_project/420m0$Build-2</meta:generator>
    <meta:document-statistic meta:object-count="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